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"/>
    <style:font-face style:name="Times New" svg:font-family="'Times New'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list-style-name="L8"/>
    <style:style style:name="P2" style:family="paragraph" style:parent-style-name="Standard" style:list-style-name="L8">
      <style:text-properties fo:font-weight="bold" style:language-asian="es" style:country-asian="ES" style:font-weight-asian="bold" style:font-weight-complex="bold"/>
    </style:style>
    <style:style style:name="P3" style:family="paragraph" style:parent-style-name="Standard" style:list-style-name="L8">
      <style:text-properties fo:font-weight="bold" style:font-weight-asian="bold" style:font-weight-complex="bold"/>
    </style:style>
    <style:style style:name="P4" style:family="paragraph" style:parent-style-name="Standard" style:list-style-name="L14">
      <style:text-properties fo:font-weight="bold" style:font-weight-asian="bold" style:font-weight-complex="bold"/>
    </style:style>
    <style:style style:name="P5" style:family="paragraph" style:parent-style-name="Standard" style:list-style-name="L8">
      <style:text-properties style:language-asian="es" style:country-asian="ES"/>
    </style:style>
    <style:style style:name="P6" style:family="paragraph" style:parent-style-name="Standard" style:list-style-name="L12"/>
    <style:style style:name="P7" style:family="paragraph" style:parent-style-name="Standard" style:list-style-name="L8" style:master-page-name="Standard">
      <style:paragraph-properties style:page-number="auto"/>
      <style:text-properties fo:font-weight="bold" style:font-weight-asian="bold" style:font-weight-complex="bold"/>
    </style:style>
    <style:style style:name="P8" style:family="paragraph" style:parent-style-name="List_20_Paragraph" style:list-style-name="WWNum8"/>
    <style:style style:name="P9" style:family="paragraph" style:parent-style-name="List_20_Paragraph" style:list-style-name="L8"/>
    <style:style style:name="P10" style:family="paragraph" style:parent-style-name="List_20_Paragraph" style:list-style-name="L8">
      <style:text-properties fo:font-weight="bold" style:font-weight-asian="bold" style:font-weight-complex="bold"/>
    </style:style>
    <style:style style:name="P11" style:family="paragraph" style:parent-style-name="List_20_Paragraph" style:list-style-name="WWNum7">
      <style:text-properties fo:font-weight="bold" style:font-weight-asian="bold" style:font-weight-complex="bold"/>
    </style:style>
    <style:style style:name="P12" style:family="paragraph" style:parent-style-name="List_20_Paragraph" style:list-style-name="L15">
      <style:text-properties fo:font-weight="bold" style:font-weight-asian="bold" style:font-weight-complex="bold"/>
    </style:style>
    <style:style style:name="P13" style:family="paragraph" style:parent-style-name="List_20_Paragraph">
      <style:text-properties fo:font-weight="normal" style:font-weight-asian="normal" style:font-weight-complex="normal"/>
    </style:style>
    <style:style style:name="P14" style:family="paragraph" style:parent-style-name="List_20_Paragraph" style:list-style-name="L8">
      <style:text-properties fo:font-weight="normal" style:font-weight-asian="normal" style:font-weight-complex="normal"/>
    </style:style>
    <style:style style:name="P15" style:family="paragraph" style:parent-style-name="List_20_Paragraph" style:list-style-name="WWNum8">
      <style:text-properties fo:font-weight="normal" style:font-weight-asian="normal" style:font-weight-complex="normal"/>
    </style:style>
    <style:style style:name="P16" style:family="paragraph" style:parent-style-name="List_20_Paragraph" style:list-style-name="L1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language-asian="es" style:country-asian="ES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language-asian="es" style:country-asian="ES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2573792" text:style-name="L8">
        <text:list-item>
          <text:p text:style-name="P7"><text:span text:style-name="T4">INTRODUCCIÓN</text:span></text:p>
          <text:list>
            <text:list-item>
              <text:p text:style-name="P2">¿Qué? (what)</text:p>
              <text:p text:style-name="P5">Es un software diseñado para que los usuarios puedan prestar su dinero</text:p>
            </text:list-item>
            <text:list-item>
              <text:p text:style-name="P2">¿Quién? (who)</text:p>
              <text:p text:style-name="P5">Lo hace. </text:p>
              <text:p text:style-name="P5">Lo usa.</text:p>
              <text:list>
                <text:list-item>
                  <text:p text:style-name="P1"><text:span text:style-name="T4">El que presta</text:span></text:p>
                </text:list-item>
                <text:list-item>
                  <text:p text:style-name="P1"><text:span text:style-name="T4">El que pide.</text:span></text:p>
                </text:list-item>
                <text:list-item>
                  <text:p text:style-name="P1"><text:span text:style-name="T4">El que gestiona.</text:span></text:p>
                </text:list-item>
              </text:list>
            </text:list-item>
            <text:list-item>
              <text:p text:style-name="P2">¿Cómo? (how)</text:p>
              <text:p text:style-name="P5">Software libre. La Catedral y el Bazar.</text:p>
              <text:p text:style-name="P5">Tecnologías.</text:p>
            </text:list-item>
            <text:list-item>
              <text:p text:style-name="P2">¿Cuándo? (when)</text:p>
              <text:p text:style-name="P5">Historia del dinero.</text:p>
              <text:p text:style-name="P5">Contextualización socio-económica y cultural. Era digital.</text:p>
            </text:list-item>
            <text:list-item>
              <text:p text:style-name="P2">¿Dónde? (where)</text:p>
              <text:p text:style-name="P5">Red. Redes sociales.</text:p>
              <text:p text:style-name="P5">Descentralización, distribuido. Inteligencia de enjambre.</text:p>
            </text:list-item>
            <text:list-item>
              <text:p text:style-name="P3"><text:span text:style-name="T4">¿Por qué? (why)</text:span></text:p>
              <text:p text:style-name="P1">Motivaciones.</text:p>
              <text:list>
                <text:list-item>
                  <text:p text:style-name="P1">Frustraciones ante la falta de transparencia del sistema financiero.</text:p>
                </text:list-item>
                <text:list-item>
                  <text:p text:style-name="P1">Traslado de ideas del modelo “free software” al modelo financiero. </text:p>
                </text:list-item>
                <text:list-item>
                  <text:p text:style-name="P1">Fuentes de las que bebo.</text:p>
                  <text:list>
                    <text:list-item>
                      <text:p text:style-name="P9">Llevo muchos años involucrado en el mundo del software libre.</text:p>
                    </text:list-item>
                    <text:list-item>
                      <text:p text:style-name="P9">Tras estudiar sistemas complejos y los comportamientos del conjunto, creo que este proyecto beneficia al individuo.</text:p>
                    </text:list-item>
                    <text:list-item>
                      <text:p text:style-name="P9">Me he interesado por la cooperación como estrategia eficaz (teoría de juegos)</text:p>
                    </text:list-item>
                    <text:list-item>
                      <text:p text:style-name="P9"><text:soft-page-break/>Nuevos métodos de financiación <text:s/>como el “Crowdfunding” o micromecenazgo </text:p>
                    </text:list-item>
                    <text:list-item>
                      <text:p text:style-name="P9">Movimientos sociales emergentes: 15 M, primavera árabe, hardware libre, software libre.</text:p>
                    </text:list-item>
                    <text:list-item>
                      <text:p text:style-name="P9">Economía del bien común</text:p>
                    </text:list-item>
                    <text:list-item>
                      <text:p text:style-name="P9">La libertad de control, (Free software)</text:p>
                    </text:list-item>
                    <text:list-item>
                      <text:p text:style-name="P9">Orsai.</text:p>
                    </text:list-item>
                    <text:list-item>
                      <text:p text:style-name="P14"><text:span text:style-name="T4">Microcréditos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T4">OBJETIVOS</text:span></text:p>
        </text:list-item>
      </text:list>
      <text:list xml:id="list1147549671" text:style-name="L11">
        <text:list-item>
          <text:p text:style-name="P16"><text:span text:style-name="T1">Generales.</text:span> (Como si se lo contará a mi Abuela)</text:p>
        </text:list-item>
      </text:list>
      <text:p text:style-name="P13"><text:span text:style-name="T4">¿Qué quiero conseguir? Qué los usuarios tengan el control de su dinero sin necesidad de intermediarios.</text:span></text:p>
      <text:list xml:id="list265666160" text:style-name="WWNum7">
        <text:list-item>
          <text:p text:style-name="P11">Específicos.</text:p>
        </text:list-item>
      </text:list>
      <text:list xml:id="list1937511096" text:style-name="WWNum8">
        <text:list-item>
          <text:p text:style-name="P8">Planificar la visibilidad del proyecto (Pensar en: Hacer una web en la que se haga visible el proyecto, las redes sociales, forja, ...).</text:p>
        </text:list-item>
        <text:list-item>
          <text:p text:style-name="P8">Cumplir los hitos y criterios para el desarrollo de un proyecto de software libre establecido por Karl Fogel en el libro <text:span text:style-name="T3">“</text:span><text:a xlink:type="simple" xlink:href="http://producingoss.com/"><text:span text:style-name="T3">Producing Open Source Software</text:span></text:a><text:span text:style-name="T3">”:</text:span></text:p>
          <text:list>
            <text:list-item>
              <text:p text:style-name="P8">Elegir un nombre.</text:p>
            </text:list-item>
            <text:list-item>
              <text:p text:style-name="P8">...</text:p>
            </text:list-item>
          </text:list>
        </text:list-item>
        <text:list-item>
          <text:p text:style-name="P8">Facilitar, en la plataforma, la generación de datos (debido a la transparencia) para diversos estudios (economía, sistemas complejos, software libre, sociología, ...).</text:p>
        </text:list-item>
        <text:list-item>
          <text:p text:style-name="P8">Desarrollar una plataforma federativa.</text:p>
        </text:list-item>
        <text:list-item>
          <text:p text:style-name="P15"><text:span text:style-name="T4">Licenciar el proyecto con AGPL y la documentación con CC.</text:span></text:p>
        </text:list-item>
      </text:list>
      <text:list xml:id="list1951077423" text:continue-list="list272573792" text:style-name="L8">
        <text:list-item>
          <text:p text:style-name="P3"><text:span text:style-name="T4">DISEÑO e IMPLEMENTACIÓN</text:span></text:p>
          <text:list>
            <text:list-item>
              <text:p text:style-name="P9">Entorno de desarrollo: Montar la plataforma, cómo lo voy a hacer, etcétera.</text:p>
            </text:list-item>
            <text:list-item>
              <text:p text:style-name="P9">Creación del diagrama entidad-relación. Base de datos. Desglose del proyecto.</text:p>
            </text:list-item>
            <text:list-item>
              <text:p text:style-name="P9">Diagrama de clases.</text:p>
            </text:list-item>
            <text:list-item>
              <text:p text:style-name="P9">Desarrollo.</text:p>
            </text:list-item>
            <text:list-item>
              <text:p text:style-name="P9"><text:soft-page-break/>Gestión de usuarios.</text:p>
            </text:list-item>
            <text:list-item>
              <text:p text:style-name="P9">Gestión de transacciones.</text:p>
              <text:list>
                <text:list-item>
                  <text:p text:style-name="P9">Búsquedas.</text:p>
                </text:list-item>
                <text:list-item>
                  <text:p text:style-name="P9">Conceder crédito.</text:p>
                </text:list-item>
                <text:list-item>
                  <text:p text:style-name="P9">Recibir crédito.</text:p>
                </text:list-item>
              </text:list>
            </text:list-item>
            <text:list-item>
              <text:p text:style-name="P9">Diseño de la aplicación.</text:p>
            </text:list-item>
            <text:list-item>
              <text:p text:style-name="P9">Documentación. (blog una vez a la semana)</text:p>
            </text:list-item>
            <text:list-item>
              <text:p text:style-name="P9">Seguridad.</text:p>
              <text:list>
                <text:list-item>
                  <text:p text:style-name="P9">Firmas de los usuarios. </text:p>
                </text:list-item>
                <text:list-item>
                  <text:p text:style-name="P9">Encriptación. </text:p>
                </text:list-item>
              </text:list>
            </text:list-item>
          </text:list>
        </text:list-item>
        <text:list-item>
          <text:p text:style-name="P10">RESULTADOS Y PRUEBAS.</text:p>
          <text:list>
            <text:list-item>
              <text:p text:style-name="P9">Dar de alta usuario, perfil, que pueda prestar dinero a un tipo de interés.</text:p>
            </text:list-item>
            <text:list-item>
              <text:p text:style-name="P9">Qué pueda buscar créditos de distintas personas.</text:p>
            </text:list-item>
            <text:list-item>
              <text:p text:style-name="P9">Pruebas de concesión de créditos.</text:p>
            </text:list-item>
          </text:list>
        </text:list-item>
        <text:list-item>
          <text:p text:style-name="P1"><text:span text:style-name="T1">CONCLUSIONES y TRABAJOS FUTUROS</text:span></text:p>
        </text:list-item>
      </text:list>
      <text:list xml:id="list1228290684" text:style-name="L14">
        <text:list-item>
          <text:p text:style-name="P4">Conclusiones:</text:p>
        </text:list-item>
      </text:list>
      <text:list xml:id="list1305732497" text:continue-list="list1951077423" text:style-name="L8">
        <text:list-item>
          <text:list>
            <text:list-item>
              <text:list>
                <text:list-item>
                  <text:p text:style-name="P1">Problemas, soluciones y dificultades de los objetivos.</text:p>
                </text:list-item>
                <text:list-item>
                  <text:p text:style-name="P1">Planificar la visibilidad del proyecto (Pensar en: Hacer la web en la que se haga visible el proyecto. Redes sociales)</text:p>
                </text:list-item>
                <text:list-item>
                  <text:p text:style-name="P1">Cumplir los hitos y criterios para el desarrollo de un proyecto de software libre establecido por <text:s/>por Karl Fogel en el libro <text:span text:style-name="T3">“</text:span><text:a xlink:type="simple" xlink:href="http://producingoss.com/"><text:span text:style-name="T3">Producing Open Source Software</text:span></text:a><text:span text:style-name="T3">”</text:span>:</text:p>
                </text:list-item>
              </text:list>
            </text:list-item>
          </text:list>
        </text:list-item>
      </text:list>
      <text:list xml:id="list1665909474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Elegir un nombre.</text:p>
                        </text:list-item>
                        <text:list-item>
                          <text:p text:style-name="P6">..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967946827" text:continue-list="list1305732497" text:style-name="L8">
        <text:list-item>
          <text:list>
            <text:list-item>
              <text:list>
                <text:list-item>
                  <text:p text:style-name="P1">Generar una comunidad. </text:p>
                </text:list-item>
                <text:list-item>
                  <text:p text:style-name="P1">Facilitar, en la plataforma, la generación de datos (debido a la transparencia) para diversos estudios.</text:p>
                </text:list-item>
                <text:list-item>
                  <text:p text:style-name="P1">Desarrollar una plataforma federativa</text:p>
                </text:list-item>
                <text:list-item>
                  <text:p text:style-name="P9"><text:span text:style-name="T2">Licenciar el proyecto con AGPL y la documentación con CC</text:span></text:p>
                </text:list-item>
              </text:list>
            </text:list-item>
          </text:list>
        </text:list-item>
      </text:list>
      <text:list xml:id="list1089089051" text:style-name="L15">
        <text:list-item>
          <text:p text:style-name="P12"><text:soft-page-break/>Trabajos futuros:</text:p>
        </text:list-item>
      </text:list>
      <text:list xml:id="list357223294" text:continue-list="list967946827" text:style-name="L8">
        <text:list-item>
          <text:list>
            <text:list-item>
              <text:list>
                <text:list-item text:start-value="1">
                  <text:p text:style-name="P1">Incorporar un sistema de cadena de favores.</text:p>
                </text:list-item>
                <text:list-item>
                  <text:p text:style-name="P1">Investigaciones de diversa índole fundamentada en los datos transparentes que genere la plataforma.</text:p>
                </text:list-item>
                <text:list-item>
                  <text:p text:style-name="P1">Crear una comunidad alrededor del proyecto. Darle visibilidad al proyecto.</text:p>
                </text:list-item>
                <text:list-item>
                  <text:p text:style-name="P1">Probarlo en el mundo real.</text:p>
                </text:list-item>
                <text:list-item>
                  <text:p text:style-name="P1">Que sea un paquete de software para distintas plataformas.</text:p>
                </text:list-item>
                <text:list-item>
                  <text:p text:style-name="P1">Crear un cliente para móviles (Android y iPhone)</text:p>
                </text:list-item>
                <text:list-item>
                  <text:p text:style-name="P1">Traduccione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"/>
    <style:font-face style:name="Times New" svg:font-family="'Times New'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AR PL SungtiL GB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SungtiL GB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o</meta:initial-creator>
    <meta:editing-cycles>5</meta:editing-cycles>
    <meta:creation-date>2012-11-05T18:43:00</meta:creation-date>
    <dc:date>2015-03-20T15:13:45</dc:date>
    <meta:editing-duration>PT3M12S</meta:editing-duration>
    <meta:generator>LibreOffice/3.5$Linux_X86_64 LibreOffice_project/350m1$Build-2</meta:generator>
    <meta:document-statistic meta:table-count="0" meta:image-count="0" meta:object-count="0" meta:page-count="4" meta:paragraph-count="81" meta:word-count="579" meta:character-count="1342" meta:non-whitespace-character-count="3105"/>
    <meta:user-defined meta:name="AppVersion">12.0000</meta:user-defined>
    <meta:user-defined meta:name="Company">I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